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49.83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37.85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8" style:family="table-cell" style:parent-style-name="Default">
      <style:text-properties fo:color="#00a933"/>
    </style:style>
    <style:style style:name="ce27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7" table:default-cell-style-name="ce5"/>
        <table:table-column table:style-name="co7" table:default-cell-style-name="ce7"/>
        <table:table-column table:style-name="co8" table:number-columns-repeated="2" table:default-cell-style-name="ce7"/>
        <table:table-column table:style-name="co5" table:number-columns-repeated="2" table:default-cell-style-name="ce16"/>
        <table:table-column table:style-name="co9" table:default-cell-style-name="ce20"/>
        <table:table-column table:style-name="co10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Lambda Energy</text:p>
          </table:table-cell>
          <table:table-cell table:style-name="ce6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15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1000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1" calcext:value-type="float">
            <text:p>0.0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01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100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1000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1000"/>
        </table:table-row>
        <table:table-row table:style-name="ro2">
          <table:table-cell office:value-type="float" office:value="16" calcext:value-type="float">
            <text:p>016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1000"/>
        </table:table-row>
        <table:table-row table:style-name="ro2">
          <table:table-cell office:value-type="float" office:value="17" calcext:value-type="float">
            <text:p>017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02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02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Short training time, many setpoint changes</text:p>
          </table:table-cell>
          <table:table-cell table:number-columns-repeated="100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100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100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,2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002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003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table:style-name="ce27" office:value-type="string" calcext:value-type="string">
            <text:p>Other setpoints: cooling setpoint = heating setpoint + 7 all the tim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011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012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1:26:52.954939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4-09T13:21:12.012161066</dc:date>
    <meta:editing-duration>P3DT21H52M29S</meta:editing-duration>
    <meta:editing-cycles>70</meta:editing-cycles>
    <meta:generator>LibreOffice/6.1.5.2$Linux_X86_64 LibreOffice_project/10$Build-2</meta:generator>
    <meta:document-statistic meta:table-count="1" meta:cell-count="596" meta:object-count="0"/>
  </office:meta>
</office:document-meta>
</file>